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25-09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24-09-1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23-08-2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22-09-1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21-09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20-09-2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9-09-1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8-09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7-09-1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6-09-1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5-09-1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4-09-1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3-04-1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2-09-2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2-04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1-09-1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1-04-1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0-09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10-04-1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9-10-1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9-04-2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8-09-0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8-04-1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6-09-1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5-09-0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5-04-2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4-10-2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3-05-0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3-04-1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2-10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2-09-1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2-05-14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2-04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1-10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1-09-2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1-05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1-04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0-10-1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0-09-2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0-09-1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0-05-2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2000-04-1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9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9-08-3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9-05-1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9-04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8-11-0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8-10-2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8-09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8-05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8-04-0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7-09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7-06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7-04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7-04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6-10-3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6-05-1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6-05-0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6-04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5-10-1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5-08-1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5-07-1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5-06-0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833076332801</text:p>
          </table:table-cell>
          <table:table-cell office:value-type="string" calcext:value-type="string">
            <text:p>AA De 206</text:p>
          </table:table-cell>
          <table:table-cell office:value-type="string" calcext:value-type="string">
            <text:p>199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2" meta:object-count="0"/>
    <meta:user-defined meta:name="AppVersion">3.0</meta:user-defined>
  </office:meta>
</office:document-meta>
</file>